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" style:family="paragraph" style:parent-style-name="Standard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line-height="150%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officeooo:rsid="0000825c" officeooo:paragraph-rsid="0000825c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text:number-lines="true" text:line-number="0" style:writing-mode="lr-tb"/>
      <style:text-properties officeooo:rsid="0000825c" officeooo:paragraph-rsid="0000825c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language="en" fo:country="US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4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language="pt" fo:country="BR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language="pt" fo:country="BR" fo:font-weight="normal" style:font-weight-asian="normal" style:font-weight-complex="normal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Ana Julia Ferreira</text:span></text:p>
      <text:p text:style-name="P15"><text:span text:style-name="T3">ana.julia.ferreira29@escola.pr.gov.br</text:span></text:p>
      <text:p text:style-name="P5" loext:marker-style-name="T4"><text:span text:style-name="T4"/></text:p>
      <text:p text:style-name="Standard" loext:marker-style-name="T5"><text:span text:style-name="T6">OBJETIVO</text:span><text:span text:style-name="T6"/></text:p>
      <text:p text:style-name="P7" loext:marker-style-name="T13"><text:span text:style-name="T8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text:span text:style-name="T8"/></text:p>
      <text:p text:style-name="P7"/>
      <text:p text:style-name="P6" loext:marker-style-name="T14"><text:span text:style-name="T6">PROJETOS </text:span><text:span text:style-name="T14"/></text:p>
      <text:p text:style-name="P7" loext:marker-style-name="T8"><text:span text:style-name="T8">AluraFlix </text:span><text:span text:style-name="T8"/></text:p>
      <text:p text:style-name="P7" loext:marker-style-name="T8"><text:span text:style-name="T8">Descrição: projeto inspirado em plataformas de streamings, desenvolvido com as linguagens de HTML e CSS, utilizando conceitos de responsividade e incorporando vídeos do YouTube. <text:s text:c="2"/></text:span><text:span text:style-name="T8"/></text:p>
      <text:p text:style-name="P7" loext:marker-style-name="T8"><text:span text:style-name="T8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2">GitHub - alura-cursos/aluraflix at aula8</text:span></text:span></text:a><text:span text:style-name="T8"> </text:span></text:p>
      <text:p text:style-name="P8" loext:marker-style-name="T10"/>
      <text:p text:style-name="P7" loext:marker-style-name="T8"><text:span text:style-name="T8">Escape Room </text:span><text:span text:style-name="T8"/></text:p>
      <text:p text:style-name="P7" loext:marker-style-name="T8"><text:span text:style-name="T8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text:span text:style-name="T8"/></text:p>
      <text:p text:style-name="P7" loext:marker-style-name="T8"><text:span text:style-name="T8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2">https://github.com/marcelo-paludetto/criando-sua-aventura</text:span></text:span></text:a><text:span text:style-name="T8"> </text:span></text:p>
      <text:p text:style-name="Standard"/>
      <text:p text:style-name="Standard" loext:marker-style-name="T15"><text:span text:style-name="T6">TECNOLOGIAS </text:span><text:span text:style-name="T15"/></text:p>
      <text:list text:style-name="WWNum6">
        <text:list-item>
          <text:p text:style-name="P1" loext:marker-style-name="T8"><text:span text:style-name="T8">HTML </text:span><text:span text:style-name="T8"/></text:p>
        </text:list-item>
        <text:list-item>
          <text:p text:style-name="P1" loext:marker-style-name="T8"><text:span text:style-name="T8">CSS </text:span><text:span text:style-name="T8"/></text:p>
        </text:list-item>
        <text:list-item>
          <text:p text:style-name="P1" loext:marker-style-name="T8"><text:span text:style-name="T8">JavaScript </text:span><text:span text:style-name="T8"/></text:p>
        </text:list-item>
        <text:list-item>
          <text:p text:style-name="P1" loext:marker-style-name="T8"><text:span text:style-name="T8">Planilhas (Excel) </text:span><text:span text:style-name="T8"/></text:p>
        </text:list-item>
        <text:list-item>
          <text:p text:style-name="P1" loext:marker-style-name="T8"><text:span text:style-name="T8">GitHub </text:span><text:span text:style-name="T8"/></text:p>
        </text:list-item>
        <text:list-item>
          <text:p text:style-name="P1" loext:marker-style-name="T8"><text:span text:style-name="T8">Inteligência Artificial <text:s/></text:span><text:span text:style-name="T8"/></text:p>
        </text:list-item>
        <text:list-item>
          <text:p text:style-name="P1" loext:marker-style-name="T8"><text:span text:style-name="T8">Lógica de programação</text:span><text:span text:style-name="T8"/></text:p>
        </text:list-item>
      </text:list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><text:soft-page-break/></text:p>
      <text:p text:style-name="Standard" loext:marker-style-name="T6"><text:span text:style-name="T6">EXPERIÊNCIA PROFISSIONAL</text:span><text:span text:style-name="T6"/></text:p>
      <text:p text:style-name="No_20_Spacing" loext:marker-style-name="T9"><text:span text:style-name="T17">Equipe de Robótica – ROBOT! (2023-2025) </text:span><text:span text:style-name="T9"/></text:p>
      <text:p text:style-name="No_20_Spacing" loext:marker-style-name="T8"><text:span text:style-name="T17">Cargo:</text:span><text:span text:style-name="T16"> programador </text:span></text:p>
      <text:p text:style-name="P11" loext:marker-style-name="T8"><text:span text:style-name="T9">Atividades: </text:span><text:span text:style-name="T8"/></text:p>
      <text:list text:style-name="WWNum2">
        <text:list-item>
          <text:p text:style-name="P2" loext:marker-style-name="T11"><text:span text:style-name="T11">Trabalho em equipe: a partir das regras da competição, nosso desafio foi integrar a equipe responsável pela parte eletrônica junto com a equipe de programação para encontrar maneiras de resolver o problema. </text:span><text:span text:style-name="T11"/></text:p>
        </text:list-item>
        <text:list-item>
          <text:p text:style-name="P2" loext:marker-style-name="T11"><text:span text:style-name="T11">Programação em C: com a definição dos requisitos do projeto, construímos um código na linguagem C para que o robô seja capaz de cumprir as tarefas propostas evitando ao máximo erros de percurso. </text:span><text:span text:style-name="T11"/></text:p>
        </text:list-item>
      </text:list>
      <text:p text:style-name="No_20_Spacing" loext:marker-style-name="T9"><text:span text:style-name="T17">Educação Comunitária – Projeto Universaliza Educação (2023-2025) </text:span><text:span text:style-name="T9"/></text:p>
      <text:p text:style-name="No_20_Spacing" loext:marker-style-name="T8"><text:span text:style-name="T17">Cargo: </text:span><text:span text:style-name="T18">p</text:span><text:span text:style-name="T16">rofessor de Matemática </text:span></text:p>
      <text:p text:style-name="P12" loext:marker-style-name="T8"><text:span text:style-name="T9">Atividades: </text:span><text:span text:style-name="T8"/></text:p>
      <text:list text:style-name="WWNum10">
        <text:list-item>
          <text:p text:style-name="P3" loext:marker-style-name="T11"><text:span text:style-name="T11">Aulas comunitárias: lecionei aulas para 40 estudantes que estavam se preparando para o Enem. Identifiquei e abordei dificuldades em diversos conteúdos, estruturando aulas personalizadas para recompor as aprendizagens. </text:span><text:span text:style-name="T11"/></text:p>
        </text:list-item>
        <text:list-item>
          <text:p text:style-name="P3" loext:marker-style-name="T11"><text:span text:style-name="T11">Comunicação e resultados: durante as aulas, notei que os rendimentos dos estudantes começaram a melhorar e seus resultados em simulados melhoraram.</text:span><text:span text:style-name="T11"/></text:p>
        </text:list-item>
      </text:list>
      <text:p text:style-name="P13" loext:marker-style-name="T19"/>
      <text:p text:style-name="Standard" loext:marker-style-name="T6"><text:span text:style-name="T6">FORMAÇÃO ACADÊMICA</text:span><text:span text:style-name="T6"/></text:p>
      <text:p text:style-name="Standard" loext:marker-style-name="T11"><text:span text:style-name="T11">Colégio Start – 2ª série do ensino médio (previsão de conclusão em 2026) </text:span><text:span text:style-name="T11"/></text:p>
      <text:list text:style-name="WWNum11">
        <text:list-item>
          <text:p text:style-name="P4" loext:marker-style-name="T11"><text:span text:style-name="T11">Estudante do itinerário formativo na área de Matemática e suas Tecnologias. </text:span><text:span text:style-name="T11"/></text:p>
        </text:list-item>
        <text:list-item>
          <text:p text:style-name="P4" loext:marker-style-name="T11"><text:span text:style-name="T11">Medalhista de prata no concurso de programação da Start – categoria JavaScript edição 2024. </text:span><text:span text:style-name="T11"/></text:p>
        </text:list-item>
        <text:list-item>
          <text:p text:style-name="P4" loext:marker-style-name="T11"><text:span text:style-name="T11">Representante do time de Futsal – sub 17. </text:span><text:span text:style-name="T11"/></text:p>
        </text:list-item>
      </text:list>
      <text:p text:style-name="Standard"/>
      <text:p text:style-name="Standard" loext:marker-style-name="T7"><text:span text:style-name="T6">CURSOS | CERTIFICAÇÕES</text:span><text:span text:style-name="T7"/></text:p>
      <text:p text:style-name="Standard" loext:marker-style-name="T8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2">Curso Data Science: analise e visualização de dados - Alura</text:span></text:span></text:a><text:span text:style-name="T8"> (2025)</text:span></text:p>
      <text:p text:style-name="Standard" loext:marker-style-name="T8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2">Curso Lógica de Programação: jogos, arte e criatividade - Alura</text:span></text:span></text:a><text:span text:style-name="T8"> (2025)</text:span></text:p>
      <text:p text:style-name="P9" loext:marker-style-name="T8"/>
      <text:p text:style-name="Standard" loext:marker-style-name="T6"><text:span text:style-name="T6">IDIOMAS</text:span><text:span text:style-name="T6"/></text:p>
      <text:p text:style-name="Standard" loext:marker-style-name="T8"><text:span text:style-name="T8">Inglês: independente (B1)</text:span><text:span text:style-name="T8"/></text:p>
      <text:p text:style-name="Standard" loext:marker-style-name="T8"><text:span text:style-name="T8">Português: nativo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9</meta:editing-cycles>
    <meta:creation-date>2025-02-19T12:39:00</meta:creation-date>
    <dc:date>2025-09-09T21:30:56.788000000</dc:date>
    <meta:generator>LibreOffice/24.2.5.2$Windows_X86_64 LibreOffice_project/bffef4ea93e59bebbeaf7f431bb02b1a39ee8a59</meta:generator>
    <meta:editing-duration>PT3M15S</meta:editing-duration>
    <meta:document-statistic meta:table-count="0" meta:image-count="0" meta:object-count="0" meta:page-count="2" meta:paragraph-count="41" meta:word-count="385" meta:character-count="2690" meta:non-whitespace-character-count="2324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